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95">
            <text:p>95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4-01-07">
            <text:p>2014-01-07</text:p>
          </table:table-cell>
          <table:table-cell table:style-name="ce3" table:number-columns-repeated="13"/>
          <table:table-cell table:number-columns-repeated="1009"/>
        </table:table-row>
        <table:table-row table:style-name="ro1">
          <table:table-cell table:style-name="ce1" office:value-type="string">
            <text:p>Classes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bclasses</text:p>
          </table:table-cell>
          <table:table-cell office:value-type="float" office:value="69">
            <text:p>6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ubSubclasses</text:p>
          </table:table-cell>
          <table:table-cell office:value-type="float" office:value="287">
            <text:p>287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Synonyms</text:p>
          </table:table-cell>
          <table:table-cell table:style-name="ce2" office:value-type="float" office:value="20129">
            <text:p>20129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5292">
            <text:p>5292</text:p>
          </table:table-cell>
          <table:table-cell table:number-columns-repeated="5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69">
            <text:p>86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68">
            <text:p>6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34">
            <text:p>13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/>
          <table:table-cell/>
          <table:table-cell table:number-columns-repeated="9"/>
          <table:table-cell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/>
          <table:table-cell/>
          <table:table-cell table:number-columns-repeated="9"/>
          <table:table-cell table:number-columns-repeated="1012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1744">
            <text:p>17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87">
            <text:p>39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SITE</text:p>
          </table:table-cell>
          <table:table-cell office:value-type="float" office:value="1441">
            <text:p>144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24132">
            <text:p>22413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office:value-type="float" office:value="573">
            <text:p>5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O</text:p>
          </table:table-cell>
          <table:table-cell office:value-type="float" office:value="3958">
            <text:p>395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SITE</text:p>
          </table:table-cell>
          <table:table-cell office:value-type="float" office:value="466">
            <text:p>466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wiss-Prot</text:p>
          </table:table-cell>
          <table:table-cell office:value-type="float" office:value="212590">
            <text:p>21259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office:value-type="float" office:value="3353">
            <text:p>335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131">
            <text:p>13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ROPS</text:p>
          </table:table-cell>
          <table:table-cell office:value-type="float" office:value="344">
            <text:p>34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IST 74</text:p>
          </table:table-cell>
          <table:table-cell office:value-type="float" office:value="351">
            <text:p>3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M-BBD</text:p>
          </table:table-cell>
          <table:table-cell office:value-type="float" office:value="217">
            <text:p>21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IT</text:p>
          </table:table-cell>
          <table:table-cell office:value-type="float" office:value="671">
            <text:p>67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office:value-type="float" office:value="3189">
            <text:p>318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RGO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ROPS</text:p>
          </table:table-cell>
          <table:table-cell office:value-type="float" office:value="337">
            <text:p>33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IST 74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M-BBD</text:p>
          </table:table-cell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22">
            <text:p>622</text:p>
          </table:table-cell>
          <table:table-cell table:number-columns-repeated="1022"/>
        </table:table-row>
        <table:table-row table:style-name="ro1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6161">
            <text:p>6161</text:p>
          </table:table-cell>
          <table:table-cell table:style-name="ce2" table:formula="of:=SUM([.C8:.C9])" office:value-type="float" office:value="0">
            <text:p>0</text:p>
          </table:table-cell>
          <table:table-cell table:style-name="ce2" table:formula="of:=SUM([.D8:.D9])" office:value-type="float" office:value="0">
            <text:p>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formula="of:=SUM([.O8:.O9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202">
            <text:p>202</text:p>
          </table:table-cell>
          <table:table-cell table:style-name="ce2" table:formula="of:=SUM([.C10:.C11])" office:value-type="float" office:value="0">
            <text:p>0</text:p>
          </table:table-cell>
          <table:table-cell table:style-name="ce2" table:formula="of:=SUM([.D10:.D11])" office:value-type="float" office:value="0">
            <text:p>0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formula="of:=SUM([.O10:.O11])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0">
            <text:p>0</text:p>
          </table:table-cell>
          <table:table-cell table:style-name="ce2" table:formula="of:=[.C12]" office:value-type="float" office:value="0">
            <text:p>0</text:p>
          </table:table-cell>
          <table:table-cell table:style-name="ce2" table:formula="of:=[.D14]" office:value-type="float" office:value="0">
            <text:p>0</text:p>
          </table:table-cell>
          <table:table-cell table:style-name="ce2" table:formula="of:=[.E14]" office:value-type="float" office:value="0">
            <text:p>0</text:p>
          </table:table-cell>
          <table:table-cell table:style-name="ce2" table:formula="of:=[.F14]" office:value-type="float" office:value="0">
            <text:p>0</text:p>
          </table:table-cell>
          <table:table-cell table:style-name="ce2" table:formula="of:=[.G14]" office:value-type="float" office:value="0">
            <text:p>0</text:p>
          </table:table-cell>
          <table:table-cell table:style-name="ce2" table:formula="of:=[.H14]" office:value-type="float" office:value="0">
            <text:p>0</text:p>
          </table:table-cell>
          <table:table-cell table:style-name="ce2" table:formula="of:=[.I14]" office:value-type="float" office:value="0">
            <text:p>0</text:p>
          </table:table-cell>
          <table:table-cell table:style-name="ce2" table:formula="of:=[.J14]" office:value-type="float" office:value="0">
            <text:p>0</text:p>
          </table:table-cell>
          <table:table-cell table:style-name="ce2" table:formula="of:=[.K14]" office:value-type="float" office:value="0">
            <text:p>0</text:p>
          </table:table-cell>
          <table:table-cell table:style-name="ce2" table:formula="of:=[.L14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formula="of:=[.O12]" office:value-type="float" office:value="0">
            <text:p>0</text:p>
          </table:table-cell>
          <table:table-cell table:style-name="ce2" table:number-columns-repeated="1009"/>
        </table:table-row>
        <table:table-row table:style-name="ro1" table:number-rows-repeated="65491">
          <table:table-cell table:style-name="ce1" table:number-columns-repeated="2"/>
          <table:table-cell table:number-columns-repeated="1022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cm" svg:x="0.46cm" svg:y="0.011cm">
              <draw:object draw:notify-on-update-of-ranges="Table.B1:Table.L1 Table.A8:Table.A8 Table.B8:Table.L8 Table.A9:Table.A9 Table.B9:Table.L9 Table.A10:Table.A10 Table.B10:Table.L10 Table.A11:Table.A11 Table.B11:Table.L11 Table.A12:Table.A12 Table.B12:Table.L12 Table.A13:Table.A13 Table.B13:Table.L13 Table.A14:Table.A14 Table.B14:Table.L14 Table.A15:Table.A15 Table.B15:Table.L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3cm" svg:x="0.423cm" svg:y="0.252cm">
              <draw:object draw:notify-on-update-of-ranges="Table.B1:Table.L1 Table.A43:Table.A43 Table.B43:Table.L43 Table.A44:Table.A44 Table.B44:Table.L44 Table.A45:Table.A45 Table.B45:Table.L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L1 Table.A27:Table.A27 Table.B27:Table.L27 Table.A28:Table.A28 Table.B28:Table.L28 Table.A29:Table.A29 Table.B29:Table.L29 Table.A30:Table.A30 Table.B30:Table.L30 Table.A31:Table.A31 Table.B31:Table.L31 Table.A32:Table.A32 Table.B32:Table.L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L1 Table.A25:Table.A25 Table.B25:Table.L25 Table.A24:Table.A24 Table.B24:Table.L24 Table.A23:Table.A23 Table.B23:Table.L23 Table.A22:Table.A22 Table.B22:Table.L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2cm" svg:x="0.885cm" svg:y="0.417cm">
              <draw:object draw:notify-on-update-of-ranges="Table.B1:Table.L1 Table.A20:Table.A20 Table.B20:Table.L20 Table.A19:Table.A19 Table.B19:Table.L19 Table.A18:Table.A18 Table.B18:Table.L18 Table.A17:Table.A17 Table.B17:Table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B1:Table.L1 Table.B6:Table.L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 style:data-style-name="N2" text:time-value="0000-00-00T15:17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4-01-08T15:20:35</dc:date>
    <meta:print-date>1601-01-02T00:00:00</meta:print-date>
    <meta:editing-cycles>123</meta:editing-cycles>
    <meta:editing-duration>PT23H17M2S</meta:editing-duration>
    <meta:generator>LibreOffice/4.0.6.2$MacOSX_x86 LibreOffice_project/2e2573268451a50806fcd60ae2d9fe01dd0ce24</meta:generator>
    <meta:document-statistic meta:table-count="5" meta:cell-count="13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223cm" svg:height="10.652cm" xlink:href=".." xlink:type="simple" chart:class="chart:bar" chart:style-name="ch1">
        <chart:title svg:x="11.533cm" svg:y="0.15cm" chart:style-name="ch2">
          <text:p>Enzyme entries (IntEnz)</text:p>
        </chart:title>
        <chart:legend chart:legend-position="end" svg:x="25.814cm" svg:y="2.728cm" style:legend-expansion="high" chart:style-name="ch3"/>
        <chart:plot-area chart:style-name="ch4" table:cell-range-address="Table.B1:Table.L1 Table.A8:Table.L15" chart:data-source-has-labels="both" svg:x="1.789cm" svg:y="0.932cm" svg:width="23.065cm" svg:height="8.378cm">
          <chartooo:coordinate-region svg:x="2.922cm" svg:y="1.127cm" svg:width="21.932cm" svg:height="7.544cm"/>
          <chart:axis chart:dimension="x" chart:name="primary-x" chart:style-name="ch5" chartooo:axis-type="text">
            <chart:title svg:x="12.735cm" svg:y="9.524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4cm" svg:y="6.413cm" chart:style-name="ch8">
              <text:p>Number of entries</text:p>
            </chart:title>
            <chart:grid chart:class="major"/>
          </chart:axis>
          <chart:series chart:style-name="ch9" chart:values-cell-range-address="Table.B8:Table.L8" chart:label-cell-address="Table.A8:Table.A8" chart:class="chart:bar">
            <chart:data-point chart:repeated="11"/>
          </chart:series>
          <chart:series chart:style-name="ch10" chart:values-cell-range-address="Table.B9:Table.L9" chart:label-cell-address="Table.A9:Table.A9" chart:class="chart:bar">
            <chart:data-point chart:repeated="11"/>
          </chart:series>
          <chart:series chart:style-name="ch11" chart:values-cell-range-address="Table.B10:Table.L10" chart:label-cell-address="Table.A10:Table.A10" chart:class="chart:bar">
            <chart:data-point chart:repeated="11"/>
          </chart:series>
          <chart:series chart:style-name="ch12" chart:values-cell-range-address="Table.B11:Table.L11" chart:label-cell-address="Table.A11:Table.A11" chart:class="chart:bar">
            <chart:data-point chart:repeated="11"/>
          </chart:series>
          <chart:series chart:style-name="ch13" chart:values-cell-range-address="Table.B12:Table.L12" chart:label-cell-address="Table.A12:Table.A12" chart:class="chart:bar">
            <chart:data-point chart:repeated="11"/>
          </chart:series>
          <chart:series chart:style-name="ch14" chart:values-cell-range-address="Table.B13:Table.L13" chart:label-cell-address="Table.A13:Table.A13" chart:class="chart:bar">
            <chart:data-point chart:repeated="11"/>
          </chart:series>
          <chart:series chart:style-name="ch15" chart:values-cell-range-address="Table.B14:Table.L14" chart:label-cell-address="Table.A14:Table.A14" chart:class="chart:bar">
            <chart:data-point chart:repeated="11"/>
          </chart:series>
          <chart:series chart:style-name="ch16" chart:values-cell-range-address="Table.B15:Table.L15" chart:label-cell-address="Table.A15:Table.A15" chart:class="chart:ba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292">
                <text:p>5292</text:p>
                <draw:g>
                  <svg:desc>Table.B8:Table.L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69">
                <text:p>869</text:p>
                <draw:g>
                  <svg:desc>Table.B9:Table.L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68">
                <text:p>68</text:p>
                <draw:g>
                  <svg:desc>Table.B10:Table.L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34">
                <text:p>134</text:p>
                <draw:g>
                  <svg:desc>Table.B11:Table.L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NaN">
                <text:p>NaN</text:p>
                <draw:g>
                  <svg:desc>Table.B12:Table.L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L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L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85cm" xlink:href=".." xlink:type="simple" chart:class="chart:bar" chart:style-name="ch1">
        <chart:title svg:x="11.231cm" svg:y="0.169cm" chart:style-name="ch2">
          <text:p>Enzyme entries (enzyme.dat)</text:p>
        </chart:title>
        <chart:legend chart:legend-position="end" svg:x="27.654cm" svg:y="4.746cm" style:legend-expansion="high" chart:style-name="ch3"/>
        <chart:plot-area chart:style-name="ch4" table:cell-range-address="Table.B1:Table.L1 Table.A43:Table.L45" chart:data-source-has-labels="both" svg:x="1.966cm" svg:y="0.857cm" svg:width="24.103cm" svg:height="8.921cm">
          <chartooo:coordinate-region svg:x="2.923cm" svg:y="1.017cm" svg:width="23.146cm" svg:height="8.122cm"/>
          <chart:axis chart:dimension="x" chart:name="primary-x" chart:style-name="ch5" chartooo:axis-type="text">
            <chart:title svg:x="13.692cm" svg:y="9.891cm" chart:style-name="ch6">
              <text:p>release</text:p>
            </chart:title>
            <chart:categories table:cell-range-address="Table.B1:Table.L1"/>
          </chart:axis>
          <chart:axis chart:dimension="y" chart:name="primary-y" chart:style-name="ch7">
            <chart:title svg:x="0.667cm" svg:y="6.521cm" chart:style-name="ch8">
              <text:p>Number of entries</text:p>
            </chart:title>
            <chart:grid chart:class="major"/>
          </chart:axis>
          <chart:series chart:style-name="ch9" chart:values-cell-range-address="Table.B43:Table.L43" chart:label-cell-address="Table.A43:Table.A43" chart:class="chart:bar">
            <chart:data-point chart:repeated="11"/>
          </chart:series>
          <chart:series chart:style-name="ch10" chart:values-cell-range-address="Table.B44:Table.L44" chart:label-cell-address="Table.A44:Table.A44" chart:class="chart:bar">
            <chart:data-point chart:repeated="11"/>
          </chart:series>
          <chart:series chart:style-name="ch11" chart:values-cell-range-address="Table.B45:Table.L45" chart:label-cell-address="Table.A45:Table.A4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6161">
                <text:p>6161</text:p>
                <draw:g>
                  <svg:desc>Table.B43:Table.L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202">
                <text:p>202</text:p>
                <draw:g>
                  <svg:desc>Table.B44:Table.L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0">
                <text:p>0</text:p>
                <draw:g>
                  <svg:desc>Table.B45:Table.L4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23cm" svg:height="10.567cm" xlink:href=".." xlink:type="simple" chart:class="chart:bar" chart:style-name="ch1">
        <chart:title svg:x="14.275cm" svg:y="0.16cm" chart:style-name="ch2">
          <text:p>Links (total)</text:p>
        </chart:title>
        <chart:legend chart:legend-position="end" svg:x="29.553cm" svg:y="3.279cm" style:legend-expansion="high" chart:style-name="ch3"/>
        <chart:plot-area chart:style-name="ch4" table:cell-range-address="Table.B1:Table.L1 Table.A27:Table.L32" chart:data-source-has-labels="both" svg:x="1.943cm" svg:y="0.845cm" svg:width="27.158cm" svg:height="8.339cm">
          <chartooo:coordinate-region svg:x="3.076cm" svg:y="1.04cm" svg:width="26.025cm" svg:height="7.505cm"/>
          <chart:axis chart:dimension="x" chart:name="primary-x" chart:style-name="ch5" chartooo:axis-type="text">
            <chart:title svg:x="13.954cm" svg:y="9.832cm" chart:style-name="ch6">
              <text:p>Release number</text:p>
            </chart:title>
            <chart:categories table:cell-range-address="Table.B1:Table.L1"/>
          </chart:axis>
          <chart:axis chart:dimension="y" chart:name="primary-y" chart:style-name="ch7">
            <chart:title svg:x="0.685cm" svg:y="5.998cm" chart:style-name="ch8">
              <text:p>Number of links</text:p>
            </chart:title>
            <chart:grid chart:class="major"/>
          </chart:axis>
          <chart:series chart:style-name="ch9" chart:values-cell-range-address="Table.B27:Table.L27" chart:label-cell-address="Table.A27:Table.A27" chart:class="chart:bar">
            <chart:data-point chart:repeated="11"/>
          </chart:series>
          <chart:series chart:style-name="ch10" chart:values-cell-range-address="Table.B28:Table.L28" chart:label-cell-address="Table.A28:Table.A28" chart:class="chart:bar">
            <chart:data-point chart:repeated="11"/>
          </chart:series>
          <chart:series chart:style-name="ch11" chart:values-cell-range-address="Table.B29:Table.L29" chart:label-cell-address="Table.A29:Table.A29" chart:class="chart:bar">
            <chart:data-point chart:repeated="11"/>
          </chart:series>
          <chart:series chart:style-name="ch12" chart:values-cell-range-address="Table.B30:Table.L30" chart:label-cell-address="Table.A30:Table.A30" chart:class="chart:bar">
            <chart:data-point chart:repeated="11"/>
          </chart:series>
          <chart:series chart:style-name="ch13" chart:values-cell-range-address="Table.B31:Table.L31" chart:label-cell-address="Table.A31:Table.A31" chart:class="chart:bar">
            <chart:data-point chart:repeated="11"/>
          </chart:series>
          <chart:series chart:style-name="ch14" chart:values-cell-range-address="Table.B32:Table.L32" chart:label-cell-address="Table.A32:Table.A3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53">
                <text:p>3353</text:p>
                <draw:g>
                  <svg:desc>Table.B27:Table.L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131">
                <text:p>131</text:p>
                <draw:g>
                  <svg:desc>Table.B28:Table.L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L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1">
                <text:p>351</text:p>
                <draw:g>
                  <svg:desc>Table.B30:Table.L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7">
                <text:p>217</text:p>
                <draw:g>
                  <svg:desc>Table.B31:Table.L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671">
                <text:p>671</text:p>
                <draw:g>
                  <svg:desc>Table.B32:Table.L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38cm" svg:height="10.171cm" xlink:href=".." xlink:type="simple" chart:class="chart:bar" chart:style-name="ch1">
        <chart:title svg:x="12.872cm" svg:y="0.339cm" chart:style-name="ch2">
          <text:p>Cross-references (unique)</text:p>
        </chart:title>
        <chart:legend chart:legend-position="end" svg:x="27.775cm" svg:y="3.951cm" style:legend-expansion="high" chart:style-name="ch3"/>
        <chart:plot-area chart:style-name="ch4" table:cell-range-address="Table.B1:Table.L1 Table.A22:Table.L25" chart:data-source-has-labels="both" svg:x="2.015cm" svg:y="0.902cm" svg:width="25.217cm" svg:height="8.804cm">
          <chartooo:coordinate-region svg:x="3.607cm" svg:y="1.097cm" svg:width="23.625cm" svg:height="7.97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cm" svg:y="7.708cm" chart:style-name="ch7">
              <text:p>Unique external entries</text:p>
            </chart:title>
            <chart:grid chart:class="major"/>
          </chart:axis>
          <chart:series chart:style-name="ch8" chart:values-cell-range-address="Table.B25:Table.L25" chart:label-cell-address="Table.A25:Table.A25" chart:class="chart:bar">
            <chart:data-point chart:repeated="11"/>
          </chart:series>
          <chart:series chart:style-name="ch9" chart:values-cell-range-address="Table.B24:Table.L24" chart:label-cell-address="Table.A24:Table.A24" chart:class="chart:bar">
            <chart:data-point chart:repeated="11"/>
          </chart:series>
          <chart:series chart:style-name="ch10" chart:values-cell-range-address="Table.B23:Table.L23" chart:label-cell-address="Table.A23:Table.A23" chart:class="chart:bar">
            <chart:data-point chart:repeated="11"/>
          </chart:series>
          <chart:series chart:style-name="ch11" chart:values-cell-range-address="Table.B22:Table.L22" chart:label-cell-address="Table.A22:Table.A22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12590">
                <text:p>212590</text:p>
                <draw:g>
                  <svg:desc>Table.B25:Table.L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L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58">
                <text:p>3958</text:p>
                <draw:g>
                  <svg:desc>Table.B23:Table.L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73">
                <text:p>573</text:p>
                <draw:g>
                  <svg:desc>Table.B22:Table.L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25cm" svg:height="10.464cm" xlink:href=".." xlink:type="simple" chart:class="chart:bar" chart:style-name="ch1">
        <chart:title svg:x="13.125cm" svg:y="0.345cm" chart:style-name="ch2">
          <text:p>Cross-references (total)</text:p>
        </chart:title>
        <chart:legend chart:legend-position="end" svg:x="27.405cm" svg:y="4.433cm" style:legend-expansion="high" chart:style-name="ch3"/>
        <chart:plot-area chart:style-name="ch4" table:cell-range-address="Table.B1:Table.L1 Table.A17:Table.L20" chart:data-source-has-labels="both" svg:x="2.031cm" svg:y="0.931cm" svg:width="25.196cm" svg:height="9.059cm">
          <chartooo:coordinate-region svg:x="3.623cm" svg:y="1.126cm" svg:width="23.604cm" svg:height="8.225cm"/>
          <chart:axis chart:dimension="x" chart:name="primary-x" chart:style-name="ch5" chartooo:axis-type="text">
            <chart:categories table:cell-range-address="Table.B1:Table.L1"/>
          </chart:axis>
          <chart:axis chart:dimension="y" chart:name="primary-y" chart:style-name="ch6">
            <chart:title svg:x="0.642cm" svg:y="7.598cm" chart:style-name="ch7">
              <text:p>Total cross references</text:p>
            </chart:title>
            <chart:grid chart:class="major"/>
          </chart:axis>
          <chart:series chart:style-name="ch8" chart:values-cell-range-address="Table.B20:Table.L20" chart:label-cell-address="Table.A20:Table.A20" chart:class="chart:bar">
            <chart:data-point chart:repeated="11"/>
          </chart:series>
          <chart:series chart:style-name="ch9" chart:values-cell-range-address="Table.B19:Table.L19" chart:label-cell-address="Table.A19:Table.A19" chart:class="chart:bar">
            <chart:data-point chart:repeated="11"/>
          </chart:series>
          <chart:series chart:style-name="ch10" chart:values-cell-range-address="Table.B18:Table.L18" chart:label-cell-address="Table.A18:Table.A18" chart:class="chart:bar">
            <chart:data-point chart:repeated="11"/>
          </chart:series>
          <chart:series chart:style-name="ch11" chart:values-cell-range-address="Table.B17:Table.L17" chart:label-cell-address="Table.A17:Table.A1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24132">
                <text:p>224132</text:p>
                <draw:g>
                  <svg:desc>Table.B20:Table.L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1">
                <text:p>1441</text:p>
                <draw:g>
                  <svg:desc>Table.B19:Table.L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87">
                <text:p>3987</text:p>
                <draw:g>
                  <svg:desc>Table.B18:Table.L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744">
                <text:p>1744</text:p>
                <draw:g>
                  <svg:desc>Table.B17:Table.L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489cm" svg:height="10.817cm" xlink:href=".." xlink:type="simple" chart:class="chart:line" chart:style-name="ch1">
        <chart:plot-area chart:style-name="ch2" table:cell-range-address="Table.B1:Table.L1 Table.B6:Table.L6" chart:data-source-has-labels="row" svg:x="2.104cm" svg:y="0.236cm" svg:width="27.768cm" svg:height="9.202cm">
          <chartooo:coordinate-region svg:x="3.484cm" svg:y="0.431cm" svg:width="26.388cm" svg:height="8.368cm"/>
          <chart:axis chart:dimension="x" chart:name="primary-x" chart:style-name="ch3" chartooo:axis-type="text">
            <chart:title svg:x="13.842cm" svg:y="10.031cm" chart:style-name="ch4">
              <text:p>Release number</text:p>
            </chart:title>
            <chart:categories table:cell-range-address="Table.B1:Table.L1"/>
          </chart:axis>
          <chart:axis chart:dimension="y" chart:name="primary-y" chart:style-name="ch5">
            <chart:title svg:x="0.625cm" svg:y="7.622cm" chart:style-name="ch6">
              <text:p>Number of synonyms</text:p>
            </chart:title>
            <chart:grid chart:class="major"/>
          </chart:axis>
          <chart:series chart:style-name="ch7" chart:values-cell-range-address="Table.B6:Table.L6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95">
                <text:p>100</text:p>
                <draw:g>
                  <svg:desc>Table.B1:Table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0129">
                <text:p>20129</text:p>
                <draw:g>
                  <svg:desc>Table.B6:Table.L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6.2$MacOSX_x86 LibreOffice_project/2e2573268451a50806fcd60ae2d9fe01dd0ce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